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1.6437in"/>
    </style:style>
    <style:style style:name="co6" style:family="table-column">
      <style:table-column-properties fo:break-before="auto" style:column-width="8.054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4" office:value-type="string" calcext:value-type="string">
            <text:p>user no. </text:p>
          </table:table-cell>
          <table:table-cell table:style-name="ce4" office:value-type="string" calcext:value-type="string">
            <text:p>no conflcting control</text:p>
          </table:table-cell>
          <table:table-cell table:style-name="ce4" office:value-type="string" calcext:value-type="string">
            <text:p>no transitive error</text:p>
          </table:table-cell>
          <table:table-cell table:style-name="ce4" office:value-type="string" calcext:value-type="string">
            <text:p>no error/no conflict</text:p>
          </table:table-cell>
          <table:table-cell table:style-name="ce4" office:value-type="string" calcext:value-type="string">
            <text:p>consistent and complet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ars 1 and 9, neighbouring in order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urrent datase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urrent dataset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urrent dataset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urrent dataset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urrent dataset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urrent dataset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ars 10 and 9, neighbouring in order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ars 3 and 4, neighbouring in order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ars 10 and 6, neighbouring in order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sing (6.3), (5,3) is true, total order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Missing (6,5). Missing (4,8)/(8,4) = 2 partial orders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urrent dataset</text:p>
          </table:table-cell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urrent dataset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urrent dataset</text:p>
          </table:table-cell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urrent dataset</text:p>
          </table:table-cell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ars 3 and 4, neighbouring in order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issing (8,3), (4,2), (10,7), (6,7). total order.</text:p>
          </table:table-cell>
        </table:table-row>
        <table:table-row table:style-name="ro1">
          <table:table-cell table:style-name="ce9" office:value-type="float" office:value="46" calcext:value-type="float">
            <text:p>4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ars 4,6,10 for ranks 3,4,6. (10,6) and (4,6) unsure, (4,10) is true. Car 3 confirmed rank 5. Could only be 4&gt;6&gt;3&gt;10 or 6&gt;4&gt;3&gt;10.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urrent dataset</text:p>
          </table:table-cell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urrent dataset</text:p>
          </table:table-cell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ars 3 and 4, neighbouring in order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In current dataset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 table:number-rows-repeated="10485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E6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6:00:25.048757685</meta:creation-date>
    <dc:date>2023-12-14T18:08:38.590147700</dc:date>
    <meta:editing-duration>PT5H27M17S</meta:editing-duration>
    <meta:editing-cycles>8</meta:editing-cycles>
    <meta:generator>LibreOffice/7.3.7.2$Linux_X86_64 LibreOffice_project/30$Build-2</meta:generator>
    <meta:document-statistic meta:table-count="1" meta:cell-count="329" meta:object-count="0"/>
  </office:meta>
</office:document-meta>
</file>